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text-properties style:font-name="Tahoma"/>
    </style:style>
    <style:style style:name="P2" style:family="paragraph" style:parent-style-name="Text_20_body">
      <style:paragraph-properties fo:margin-left="0.4925in" fo:margin-right="0in" fo:text-indent="0in" style:auto-text-indent="false"/>
      <style:text-properties style:font-name="Tahoma" fo:font-size="12pt"/>
    </style:style>
    <style:style style:name="P3" style:family="paragraph" style:parent-style-name="Text_20_body">
      <style:paragraph-properties fo:margin-left="0.4925in" fo:margin-right="0in" fo:text-indent="0in" style:auto-text-indent="false"/>
      <style:text-properties style:font-name="Tahoma"/>
    </style:style>
    <style:style style:name="P4" style:family="paragraph" style:parent-style-name="Title">
      <style:text-properties officeooo:rsid="000b875c" officeooo:paragraph-rsid="000b875c"/>
    </style:style>
    <style:style style:name="P5" style:family="paragraph" style:parent-style-name="Subtitle">
      <style:text-properties officeooo:rsid="000b875c" officeooo:paragraph-rsid="000b875c"/>
    </style:style>
    <style:style style:name="P6" style:family="paragraph" style:parent-style-name="Heading_20_1">
      <style:text-properties officeooo:rsid="000b875c" officeooo:paragraph-rsid="000b875c"/>
    </style:style>
    <style:style style:name="T1" style:family="text">
      <style:text-properties officeooo:rsid="000b875c"/>
    </style:style>
    <style:style style:name="T2" style:family="text">
      <style:text-properties officeooo:rsid="000e54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BS: AI</text:p>
      <text:p text:style-name="P5">A Text-Based Explanation of RUBS: AI</text:p>
      <text:h text:style-name="P6" text:outline-level="1">1: Breakdown</text:h>
      <text:h text:style-name="Heading_20_2" text:outline-level="2"><text:s text:c="2"/><text:span text:style-name="T1">1.1: Introduction</text:span></text:h>
      <text:p text:style-name="P1"><text:tab/><text:span text:style-name="T1">The Risk Universalis Battle Simulator AI will be targeted to show competence in battle, depending on specified behavior. It will not try to provide the absolute best use of units, but instead, a more historically accurate one. It will try to use effectiveness of units, and not the amount of units, although it will certainly affect the result. E.g. if army A is encircled by army B, then army A will have bad morale because they cannot escape, and army B will have good morale, as this as seen as a victory. This document will cover how the system works, what the units will be doing, and how they move around and interact with the environment.</text:span></text:p>
      <text:h text:style-name="Heading_20_2" text:outline-level="2"><text:s text:c="2"/><text:span text:style-name="T1">1.2: Stages of Attack</text:span></text:h>
      <text:p text:style-name="P1"><text:tab/><text:span text:style-name="T1">The AI will decide what to do based on certain stages of attack. These stages of attack may involve organized/disorganized retreat, full-out charging, stalemate, or general advance. Although these can be broken down into more complex stages, these are the high-level stages that are involved. The stages will, although not entirely, affect the movement of units. E.g., if a unit’s stage is stalemate, this will make the units be less likely to push forward, although some advances will still tried to be made from commanders’ rationalizations(an observation that can be made is that lots of decisions come from unsimulated behavior, generally produced by random trends).</text:span></text:p>
      <text:h text:style-name="Heading_20_2" text:outline-level="2"><text:s text:c="2"/><text:span text:style-name="T2">1.3: Morale System</text:span></text:h>
      <text:p text:style-name="P2"><text:tab/><text:span text:style-name="T2">The morale system in RUBS: AI tries to be fairly sophisticated, as it can often times be a large factor in the decisiveness of an engagement, or even a battle. Morale is mainly determined by the location of the units. It will determine the skill of the units(i.e. the casualties they take and deal), the speed of the units, their organization, and how fast they are likely to change their stage of attack, and what they will change it to, e.g. if, in hard times the enemy switches to a full-out attack and then unorganized retreat, or if they switch to an organized retreat early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21:36:00.893000000</meta:creation-date>
    <dc:date>2018-05-06T22:09:35.785000000</dc:date>
    <meta:editing-duration>PT7M29S</meta:editing-duration>
    <meta:editing-cycles>3</meta:editing-cycles>
    <meta:generator>LibreOffice/6.0.3.2$Windows_X86_64 LibreOffice_project/8f48d515416608e3a835360314dac7e47fd0b821</meta:generator>
    <meta:document-statistic meta:table-count="0" meta:image-count="0" meta:object-count="0" meta:page-count="1" meta:paragraph-count="9" meta:word-count="346" meta:character-count="2019" meta:non-whitespace-character-count="1673"/>
  </office:meta>
</office:document-meta>
</file>